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</style:style>
    <style:style style:name="P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12c59d" officeooo:paragraph-rsid="0012e075"/>
    </style:style>
    <style:style style:name="P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12e075" officeooo:paragraph-rsid="0014a865"/>
    </style:style>
    <style:style style:name="P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1486ba" officeooo:paragraph-rsid="0014a865"/>
    </style:style>
    <style:style style:name="P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1486ba" officeooo:paragraph-rsid="00167b19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officeooo:rsid="00167b19" officeooo:paragraph-rsid="00167b19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rsid="00167b19" officeooo:paragraph-rsid="0018567a"/>
    </style:style>
    <style:style style:name="P8" style:family="paragraph" style:parent-style-name="List_20_Paragraph" style:list-style-name="WWNum1">
      <style:paragraph-properties fo:text-align="start" style:justify-single-word="false"/>
      <style:text-properties officeooo:rsid="0012e075" officeooo:paragraph-rsid="0014a865"/>
    </style:style>
    <style:style style:name="P9" style:family="paragraph" style:parent-style-name="List_20_Paragraph" style:list-style-name="WWNum1">
      <style:paragraph-properties fo:text-align="start" style:justify-single-word="false"/>
      <style:text-properties officeooo:rsid="0012e075" officeooo:paragraph-rsid="0012e075"/>
    </style:style>
    <style:style style:name="P10" style:family="paragraph" style:parent-style-name="List_20_Paragraph" style:list-style-name="WWNum1" style:master-page-name="Standard">
      <loext:graphic-properties draw:fill="none"/>
      <style:paragraph-properties fo:margin-left="0.7cm" fo:margin-right="0.499cm" fo:margin-top="0cm" fo:margin-bottom="0.282cm" loext:contextual-spacing="true" fo:line-height="108%" fo:text-align="start" style:justify-single-word="false" fo:orphans="2" fo:widows="2" fo:text-indent="-0.7cm" style:auto-text-indent="false" style:page-number="auto" fo:background-color="transparent" style:writing-mode="lr-tb"/>
      <style:text-properties officeooo:rsid="0012c59d" officeooo:paragraph-rsid="0012c59d"/>
    </style:style>
    <style:style style:name="P11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/>
      <style:text-properties officeooo:rsid="0012c59d" officeooo:paragraph-rsid="0012c59d"/>
    </style:style>
    <style:style style:name="P1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12c59d" officeooo:paragraph-rsid="0018c696"/>
    </style:style>
    <style:style style:name="T1" style:family="text">
      <style:text-properties officeooo:rsid="0012e075"/>
    </style:style>
    <style:style style:name="T2" style:family="text">
      <style:text-properties officeooo:rsid="001486ba"/>
    </style:style>
    <style:style style:name="T3" style:family="text">
      <style:text-properties officeooo:rsid="0014a865"/>
    </style:style>
    <style:style style:name="T4" style:family="text">
      <style:text-properties officeooo:rsid="00167b19"/>
    </style:style>
    <style:style style:name="T5" style:family="text">
      <style:text-properties officeooo:rsid="0018567a"/>
    </style:style>
    <style:style style:name="T6" style:family="text">
      <style:text-properties officeooo:rsid="0018c696"/>
    </style:style>
    <style:style style:name="T7" style:family="text">
      <style:text-properties officeooo:rsid="001a94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47389574417231057" text:style-name="WWNum1">
        <text:list-item>
          <text:list>
            <text:list-header>
              <text:p text:style-name="P10"/>
              <text:p text:style-name="P11"/>
              <text:p text:style-name="P11"/>
              <text:p text:style-name="P11"/>
              <text:p text:style-name="P11">I . <text:span text:style-name="T1">ROSys: </text:span>Ek Spesifikasyon (Supplementary <text:span text:style-name="T6">S</text:span>pecification)</text:p>
            </text:list-header>
          </text:list>
        </text:list-item>
      </text:list>
      <text:p text:style-name="P12"><text:s text:c="4"/>Giri<text:span text:style-name="T3">ş</text:span> (Introduction)</text:p>
      <text:p text:style-name="P2"><text:s text:c="3"/>1. <text:span text:style-name="T1">ROSys Nitelikleri (Quality Attributes) </text:span></text:p>
      <text:list xml:id="list25412712045990" text:continue-numbering="true" text:style-name="WWNum1">
        <text:list-item>
          <text:list>
            <text:list-item>
              <text:p text:style-name="P8"><text:span text:style-name="T3">İşlevsellik (</text:span>Functionality<text:span text:style-name="T3">)</text:span></text:p>
            </text:list-item>
            <text:list-item>
              <text:p text:style-name="P8"><text:span text:style-name="T3">Kullanılabilirlik (</text:span>Usability<text:span text:style-name="T3">)</text:span></text:p>
            </text:list-item>
            <text:list-item>
              <text:p text:style-name="P8"><text:span text:style-name="T3">Güvenilirlik (</text:span>Reliability<text:span text:style-name="T3">)</text:span></text:p>
            </text:list-item>
            <text:list-item>
              <text:p text:style-name="P9">Performance <text:span text:style-name="T3">( Performans)</text:span></text:p>
            </text:list-item>
            <text:list-item>
              <text:p text:style-name="P8"><text:span text:style-name="T3">Desteklenebilirlik (</text:span>Supportability<text:span text:style-name="T3">)</text:span></text:p>
            </text:list-item>
          </text:list>
        </text:list-item>
      </text:list>
      <text:p text:style-name="P3"><text:s/>2. <text:span text:style-name="T2">ROSys İmplementasyon Kısıtlamaları</text:span> <text:span text:style-name="T3">(</text:span> <text:span text:style-name="T2">Implementation Constraints)</text:span></text:p>
      <text:p text:style-name="P4"><text:span text:style-name="T7">3</text:span>. <text:span text:style-name="T3">Open Source <text:s/>Bileşenler ( </text:span>Open Source Components <text:span text:style-name="T3">)</text:span></text:p>
      <text:p text:style-name="P4"><text:span text:style-name="T7">4</text:span>. ROSys <text:span text:style-name="T3">Arayüzleri (</text:span> Interfaces<text:span text:style-name="T3">)</text:span></text:p>
      <text:p text:style-name="P4"><text:span text:style-name="T7">5</text:span>. <text:span text:style-name="T3">İş kuralları (</text:span>Business Rules<text:span text:style-name="T3">)</text:span></text:p>
      <text:p text:style-name="P5"><text:span text:style-name="T7">6</text:span>. <text:span text:style-name="T4">Yasal sorunlar (</text:span>Legal Issues<text:span text:style-name="T4">)</text:span></text:p>
      <text:p text:style-name="P5"><text:span text:style-name="T7">7</text:span>. <text:span text:style-name="T4">Fiyatlandırma ve Ödeme İşletmesi (</text:span>Pricing And Payment Handling<text:span text:style-name="T4">)</text:span></text:p>
      <text:p text:style-name="P5"><text:span text:style-name="T7">8</text:span>. <text:span text:style-name="T4">Satiş Vergisi ( </text:span>Sales Tax<text:span text:style-name="T4">)</text:span></text:p>
      <text:p text:style-name="P1"/>
      <text:p text:style-name="P7">II . <text:span text:style-name="T5">Sözlük</text:span> <text:span text:style-name="T5">(</text:span> Glossary <text:span text:style-name="T5">or </text:span>Data Dictionary)</text:p>
      <text:p text:style-name="P6">III. <text:s/>Actor-Goal Model</text:p>
      <text:p text:style-name="P6">IV. <text:s/>Use Case Model</text:p>
      <text:p text:style-name="P6">V. <text:s text:c="2"/>Use Case Scenario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tr" fo:country="T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4.117cm" fo:margin-right="2.52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r</meta:initial-creator>
    <meta:editing-cycles>6</meta:editing-cycles>
    <meta:creation-date>2017-03-18T20:06:00</meta:creation-date>
    <dc:date>2017-03-20T02:54:12.138100678</dc:date>
    <meta:editing-duration>PT4H10M6S</meta:editing-duration>
    <meta:generator>LibreOffice/5.2.5.1$Linux_X86_64 LibreOffice_project/20m0$Build-1</meta:generator>
    <meta:document-statistic meta:table-count="0" meta:image-count="0" meta:object-count="0" meta:page-count="1" meta:paragraph-count="19" meta:word-count="95" meta:character-count="697" meta:non-whitespace-character-count="6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